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254cm" draw:shadow-offset-y="0.254cm" draw:shadow-color="#000000"/>
    </style:style>
    <style:style style:name="gr2" style:family="graphic" style:parent-style-name="standard">
      <style:graphic-properties draw:stroke="solid" draw:stroke-dash="Ultrafine_20_Dashed" svg:stroke-width="0.051cm" svg:stroke-color="#000000" draw:marker-start="Arrow" draw:marker-start-width="0.33cm" draw:marker-end="" draw:marker-end-width="0.33cm" draw:stroke-linejoin="bevel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1cm" svg:stroke-color="#000000" draw:marker-start="Arrow" draw:marker-start-width="0.33cm" draw:marker-end="" draw:marker-end-width="0.33cm" draw:stroke-linejoin="bevel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="Arrow" draw:marker-start-width="0.376cm" draw:marker-end="Arrow" draw:marker-end-width="0.376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51cm" svg:stroke-color="#000000" draw:marker-start-width="0.076cm" draw:marker-end-width="0.076cm" draw:fill="solid" draw:fill-color="#00b8ff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10" style:family="graphic" style:parent-style-name="standard">
      <style:graphic-properties svg:stroke-width="0.051cm" svg:stroke-color="#000000" draw:marker-start-width="0.076cm" draw:marker-end-width="0.0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="Arrow" draw:marker-start-width="0.076cm" draw:marker-end="Arrow" draw:marker-end-width="0.0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g>
            <draw:g>
              <draw:custom-shape draw:style-name="gr1" draw:text-style-name="P1" draw:layer="layout" svg:width="13.286cm" svg:height="12.575cm" svg:x="0.385cm" svg:y="1.256cm">
                <text:p/>
  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  <draw:equation draw:name="f0" draw:formula="left+$0 "/>
                  <draw:equation draw:name="f1" draw:formula="top+$0 "/>
                  <draw:equation draw:name="f2" draw:formula="right-$0 "/>
                  <draw:equation draw:name="f3" draw:formula="bottom-$0 "/>
                  <draw:equation draw:name="f4" draw:formula="$0 /2"/>
                  <draw:equation draw:name="f5" draw:formula="left+?f4 "/>
                  <draw:equation draw:name="f6" draw:formula="top+?f4 "/>
                  <draw:equation draw:name="f7" draw:formula="right-?f4 "/>
                  <draw:equation draw:name="f8" draw:formula="bottom-?f4 "/>
                  <draw:handle draw:handle-position="$0 top" draw:handle-range-x-minimum="0" draw:handle-range-x-maximum="10800"/>
                </draw:enhanced-geometry>
              </draw:custom-shape>
              <draw:custom-shape draw:style-name="gr2" draw:text-style-name="P1" draw:layer="layout" svg:width="3.983cm" svg:height="2.332cm" svg:x="9.404cm" svg:y="5.396cm">
                <text:p text:style-name="P1">Analysis &amp;</text:p>
                <text:p text:style-name="P1">Synthesis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3.983cm" svg:height="2.332cm" svg:x="5.194cm" svg:y="2.878cm">
                <text:p text:style-name="P1">Cultural</text:p>
                <text:p text:style-name="P1">Traditions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3.983cm" svg:height="2.332cm" svg:x="0.812cm" svg:y="5.396cm">
                <text:p text:style-name="P1">Genetic</text:p>
                <text:p text:style-name="P1">Heritage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3.983cm" svg:height="2.332cm" svg:x="2.577cm" svg:y="9.791cm">
                <text:p text:style-name="P1">New</text:p>
                <text:p text:style-name="P1">Information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3.983cm" svg:height="2.332cm" svg:x="8.21cm" svg:y="9.791cm">
                <text:p text:style-name="P1">Previous</text:p>
                <text:p text:style-name="P1">Experience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1" draw:layer="layout" svg:x1="4.596cm" svg:y1="9.762cm" svg:x2="7.213cm" svg:y2="5.153cm">
                <text:p/>
              </draw:line>
              <draw:line draw:style-name="gr5" draw:text-style-name="P1" draw:layer="layout" svg:x1="7.213cm" svg:y1="5.21cm" svg:x2="10.286cm" svg:y2="9.876cm">
                <text:p/>
              </draw:line>
              <draw:line draw:style-name="gr5" draw:text-style-name="P1" draw:layer="layout" svg:x1="4.795cm" svg:y1="6.547cm" svg:x2="9.461cm" svg:y2="6.576cm">
                <text:p/>
              </draw:line>
              <draw:line draw:style-name="gr5" draw:text-style-name="P1" draw:layer="layout" svg:x1="2.775cm" svg:y1="7.714cm" svg:x2="4.653cm" svg:y2="9.848cm">
                <text:p/>
              </draw:line>
              <draw:line draw:style-name="gr5" draw:text-style-name="P1" draw:layer="layout" svg:x1="11.367cm" svg:y1="7.685cm" svg:x2="10.286cm" svg:y2="9.876cm">
                <text:p/>
              </draw:line>
              <draw:line draw:style-name="gr5" draw:text-style-name="P1" draw:layer="layout" svg:x1="6.587cm" svg:y1="10.986cm" svg:x2="8.294cm" svg:y2="10.957cm">
                <text:p/>
              </draw:line>
              <draw:line draw:style-name="gr5" draw:text-style-name="P1" draw:layer="layout" svg:x1="4.823cm" svg:y1="6.661cm" svg:x2="10.144cm" svg:y2="9.819cm">
                <text:p/>
              </draw:line>
              <draw:line draw:style-name="gr5" draw:text-style-name="P1" draw:layer="layout" svg:x1="4.766cm" svg:y1="9.734cm" svg:x2="9.318cm" svg:y2="6.604cm">
                <text:p/>
              </draw:line>
              <draw:line draw:style-name="gr5" draw:text-style-name="P1" draw:layer="layout" svg:x1="2.775cm" svg:y1="5.353cm" svg:x2="5.25cm" svg:y2="3.958cm">
                <text:p/>
              </draw:line>
              <draw:line draw:style-name="gr5" draw:text-style-name="P1" draw:layer="layout" svg:x1="9.205cm" svg:y1="4.072cm" svg:x2="11.538cm" svg:y2="5.438cm">
                <text:p/>
              </draw:line>
              <draw:custom-shape draw:style-name="gr6" draw:text-style-name="P1" draw:layer="layout" svg:width="13.059cm" svg:height="12.542cm" svg:x="0.527cm" svg:y="1.28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7" draw:text-style-name="P2" draw:layer="layout" svg:width="3.257cm" svg:height="1.326cm" svg:x="5.522cm" svg:y="0cm">
              <draw:text-box>
                <text:p text:style-name="P1"><text:span text:style-name="T1">Orient</text:span></text:p>
              </draw:text-box>
            </draw:frame>
          </draw:g>
        </draw:g>
        <draw:g>
          <draw:frame draw:style-name="gr8" draw:text-style-name="P3" draw:layer="layout" svg:width="6.924cm" svg:height="1.276cm" svg:x="12.702cm" svg:y="2.766cm">
            <draw:text-box>
              <text:p><text:span text:style-name="T1">Virtuous Cycle</text:span></text:p>
            </draw:text-box>
          </draw:frame>
          <draw:ellipse draw:style-name="gr9" draw:text-style-name="P1" draw:layer="layout" svg:width="9.297cm" svg:height="5.423cm" svg:x="11.393cm" svg:y="4.328cm">
            <text:p/>
          </draw:ellipse>
          <draw:g>
            <draw:ellipse draw:style-name="gr10" draw:text-style-name="P4" draw:layer="layout" svg:width="2.946cm" svg:height="1.743cm" svg:x="14.626cm" svg:y="4.581cm">
              <text:p text:style-name="P1"><text:span text:style-name="T2">Specify</text:span></text:p>
            </draw:ellipse>
            <draw:ellipse draw:style-name="gr10" draw:text-style-name="P4" draw:layer="layout" svg:width="2.946cm" svg:height="1.743cm" svg:x="12.479cm" svg:y="7.309cm">
              <text:p text:style-name="P1"><text:span text:style-name="T2">Design</text:span></text:p>
            </draw:ellipse>
            <draw:ellipse draw:style-name="gr10" draw:text-style-name="P4" draw:layer="layout" svg:width="2.946cm" svg:height="1.743cm" svg:x="16.886cm" svg:y="7.309cm">
              <text:p text:style-name="P1"><text:span text:style-name="T2">Verify</text:span></text:p>
            </draw:ellipse>
            <draw:line draw:style-name="gr11" draw:text-style-name="P4" draw:layer="layout" svg:x1="15.324cm" svg:y1="8.225cm" svg:x2="17.026cm" svg:y2="8.224cm">
              <text:p/>
            </draw:line>
            <draw:line draw:style-name="gr11" draw:text-style-name="P4" draw:layer="layout" svg:x1="14.577cm" svg:y1="7.353cm" svg:x2="15.49cm" svg:y2="6.232cm">
              <text:p/>
            </draw:line>
            <draw:line draw:style-name="gr11" draw:text-style-name="P4" draw:layer="layout" svg:x1="17.897cm" svg:y1="7.311cm" svg:x2="16.86cm" svg:y2="6.149cm">
              <text:p/>
            </draw:line>
          </draw:g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82cm" fo:page-height="14.4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2-04-12T22:25:20</meta:creation-date>
    <dc:date>2012-04-12T22:33:24</dc:date>
    <dc:creator>Shiu-Kai Chin</dc:creator>
    <meta:editing-duration>PT8M4S</meta:editing-duration>
    <meta:editing-cycles>1</meta:editing-cycles>
    <meta:document-statistic meta:object-count="31"/>
    <meta:generator>LibreOffice/3.4$Unix LibreOffice_project/340m1$Build-402</meta:generator>
  </office:meta>
</office:document-meta>
</file>